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4.24cm" fo:break-before="auto" style:use-optimal-row-height="false"/>
    </style:style>
    <style:style style:name="ro20" style:family="table-row">
      <style:table-row-properties style:row-height="3.844cm" fo:break-before="auto" style:use-optimal-row-height="true"/>
    </style:style>
    <style:style style:name="ro21" style:family="table-row">
      <style:table-row-properties style:row-height="6.265cm" fo:break-before="auto" style:use-optimal-row-height="true"/>
    </style:style>
    <style:style style:name="ro22" style:family="table-row">
      <style:table-row-properties style:row-height="5.396cm" fo:break-before="auto" style:use-optimal-row-height="true"/>
    </style:style>
    <style:style style:name="ro23" style:family="table-row">
      <style:table-row-properties style:row-height="3.948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2.685cm" fo:break-before="auto" style:use-optimal-row-height="true"/>
    </style:style>
    <style:style style:name="ro26" style:family="table-row">
      <style:table-row-properties style:row-height="2.427cm" fo:break-before="auto" style:use-optimal-row-height="true"/>
    </style:style>
    <style:style style:name="ro27" style:family="table-row">
      <style:table-row-properties style:row-height="3.134cm" fo:break-before="auto" style:use-optimal-row-height="false"/>
    </style:style>
    <style:style style:name="ro28" style:family="table-row">
      <style:table-row-properties style:row-height="0.961cm" fo:break-before="auto" style:use-optimal-row-height="true"/>
    </style:style>
    <style:style style:name="ro29" style:family="table-row">
      <style:table-row-properties style:row-height="3.246cm" fo:break-before="auto" style:use-optimal-row-height="false"/>
    </style:style>
    <style:style style:name="ro30" style:family="table-row">
      <style:table-row-properties style:row-height="2.762cm" fo:break-before="auto" style:use-optimal-row-height="false"/>
    </style:style>
    <style:style style:name="ro31" style:family="table-row">
      <style:table-row-properties style:row-height="6.493cm" fo:break-before="auto" style:use-optimal-row-height="false"/>
    </style:style>
    <style:style style:name="ro32" style:family="table-row">
      <style:table-row-properties style:row-height="0.792cm" fo:break-before="auto" style:use-optimal-row-height="true"/>
    </style:style>
    <style:style style:name="ro3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2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4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1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1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_copy.ods copy_2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9999">
            <text:p>0309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잡초 : (1) 살갈퀴 (일본 : カラスノエンドウ). &lt;1&gt; 가을에 발아. &lt;2&gt; 줄기에서 머리카각. &lt;3&gt; 단면의 형상 : 주상 (柱状). &lt;4&gt; 화기 (花期) : 3-6 월. &lt;5&gt; 원산지 : 중동, 지중해.</text:p>
          </table:table-cell>
          <table:covered-table-cell table:number-columns-repeated="2" table:style-name="ce8"/>
          <table:table-cell table:style-name="ce23" office:value-type="string">
            <text:p><text:a xlink:href="https://duckduckgo.com/?q=雑草+春&amp;ia=web">https://duckduckgo.com/?q=雑草+春&amp;ia=web</text:a></text:p>
            <text:p><text:a xlink:href="https://lovegreen.net/flower/p205629/">https://lovegreen.net/flower/p205629/</text:a></text:p>
            <text:p><text:a xlink:href="https://ja.wikipedia.org/wiki/ヤハズエンドウ">https://ja.wikipedia.org/wiki/ヤハズエンドウ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8"/>
          <table:table-cell table:style-name="ce23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5">
            <text:p>5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6">
            <text:p>6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7">
            <text:p>7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8">
            <text:p>8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9">
            <text:p>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10">
            <text:p>10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19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11">
            <text:p>11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12">
            <text:p>1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2">
            <text:p>2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95">
            <text:p>9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 office:value-type="string">
            <text:p>##:20220221_102836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6">
            <text:p>6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table:formula="of:=[.B136]+1" office:value-type="float" office:value="8">
            <text:p>8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09T12:49:46.5">
            <text:p>0309 <text:s/>1249</text:p>
          </table:table-cell>
          <table:table-cell table:style-name="ce12" table:formula="of:=NOW()" office:value-type="date" office:date-value="2022-03-09T12:49:49.22">
            <text:p>0309 <text:s/>1249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09T12:49:49.22">
            <text:p>0309 <text:s/>1249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09T12:49:46.5">
            <text:p>0309 <text:s/>1249</text:p>
          </table:table-cell>
          <table:table-cell table:style-name="ce12" table:formula="of:=NOW()" office:value-type="date" office:date-value="2022-03-09T12:49:46.5">
            <text:p>0309 <text:s/>1249</text:p>
          </table:table-cell>
          <table:table-cell table:style-name="ce8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33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9">2022/03/09</text:date>, <text:time>12:4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09T12:49:48.57</dc:date>
    <dc:creator>iwabuchi ken</dc:creator>
    <meta:editing-duration>P14DT23H20M50S</meta:editing-duration>
    <meta:editing-cycles>2081</meta:editing-cycles>
    <meta:generator>OpenOffice/4.1.3$Win32 OpenOffice.org_project/413m1$Build-9783</meta:generator>
    <meta:document-statistic meta:table-count="1" meta:cell-count="668" meta:object-count="0"/>
  </office:meta>
</office:document-meta>
</file>